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09b906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>
      <style:paragraph-properties fo:margin-top="0cm" fo:margin-bottom="0cm" style:contextual-spacing="false"/>
      <style:text-properties officeooo:paragraph-rsid="000a4b0f"/>
    </style:style>
    <style:style style:name="P5" style:family="paragraph" style:parent-style-name="Text_20_body" style:list-style-name="L3">
      <style:text-properties officeooo:paragraph-rsid="000a4b0f"/>
    </style:style>
    <style:style style:name="P6" style:family="paragraph" style:parent-style-name="Text_20_body" style:list-style-name="L4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Standard">
      <style:text-properties fo:font-size="7pt" officeooo:rsid="0008a88a" officeooo:paragraph-rsid="0008a88a" style:font-size-asian="7pt" style:font-size-complex="7pt"/>
    </style:style>
    <style:style style:name="P9" style:family="paragraph" style:parent-style-name="Standard">
      <style:text-properties fo:font-size="6pt" officeooo:rsid="0008a88a" officeooo:paragraph-rsid="0008a88a" style:font-size-asian="6pt" style:font-size-complex="6pt"/>
    </style:style>
    <style:style style:name="T1" style:family="text">
      <style:text-properties officeooo:rsid="0009b906"/>
    </style:style>
    <style:style style:name="T2" style:family="text">
      <style:text-properties fo:font-size="6pt" officeooo:rsid="0008a88a" style:font-size-asian="6pt" style:font-size-complex="6pt"/>
    </style:style>
    <style:style style:name="T3" style:family="text">
      <style:text-properties officeooo:rsid="000a4b0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note text:id="ftn1" text:note-class="footnote"><text:note-citation>1</text:note-citation><text:note-body><text:p text:style-name="Footnote"/></text:note-body></text:note></text:span><text:span text:style-name="Strong_20_Emphasis">Miguel Salazar <text:s text:c="11"/></text:span><text:span text:style-name="Strong_20_Emphasis"><text:span text:style-name="T1"><text:s text:c="116"/></text:span></text:span><text:span text:style-name="Strong_20_Emphasis"><text:span text:style-name="T2">BS’’D</text:span></text:span><text:line-break/><text:span text:style-name="Strong_20_Emphasis">Front-end Developer</text:span><text:line-break/>soymigueprogramador@gmail.com <text:s/>- <text:a xlink:type="simple" xlink:href="https://github.com/Soymigueprogramador?tab=repositories" office:target-frame-name="_new" xlink:show="replace" text:style-name="Internet_20_link" text:visited-style-name="Visited_20_Internet_20_Link">GitHub</text:a> - <text:a xlink:type="simple" xlink:href="https://mi-porfolio.netlify.app/" office:target-frame-name="_new" xlink:show="replace" text:style-name="Internet_20_link" text:visited-style-name="Visited_20_Internet_20_Link">Portafolio</text:a> - <text:a xlink:type="simple" xlink:href="https://www.linkedin.com/in/miguel-salazar-5576b7258/" office:target-frame-name="_new" xlink:show="replace" text:style-name="Internet_20_link" text:visited-style-name="Visited_20_Internet_20_Link">LinkedIn</text:a></text:p>
      <text:p text:style-name="Horizontal_20_Line"/>
      <text:p text:style-name="Text_20_body"><text:span text:style-name="Strong_20_Emphasis">Perfil Profesional</text:span></text:p>
      <text:p text:style-name="Text_20_body">Inicié mi carrera en el desarrollo front-end aprendiendo HTML y CSS a mediados de 2022. En enero de 2023, comencé a estudiar en Coderhouse, donde, además de reforzar mis conocimientos, aprendí herramientas como Git, GitHub, SASS, JavaScript y React.js. Después de finalizar dicho curso, me inscribí en No-Country, donde pude aplicar lo aprendido en el marco de una simulación laboral. Actualmente, estoy en la búsqueda de mi primer trabajo como Front-end Developer. Estoy entusiasmado por sumarme a un equipo de front-end, afrontar nuevos retos, adquirir nuevas experiencias y aplicar lo aprendido hasta el momento.</text:p>
      <text:p text:style-name="Horizontal_20_Line"/>
      <text:p text:style-name="Text_20_body"><text:span text:style-name="Strong_20_Emphasis">Experiencia Laboral</text:span></text:p>
      <text:p text:style-name="Text_20_body"><text:span text:style-name="Strong_20_Emphasis">Front-end Developer en No-Country</text:span><text:line-break/>03/2024 - 06/2024 · Remoto · Desarrollo IT<text:line-break/><text:span text:style-name="Strong_20_Emphasis">Responsabilidades:</text:span></text:p>
      <text:list text:style-name="L1">
        <text:list-item>
          <text:p text:style-name="P2">Trabajé como desarrollador front-end, implementando tecnologías como React.js y Tailwind CSS para desarrollar un e-commerce de ropa deportiva.</text:p>
        </text:list-item>
      </text:list>
      <text:p text:style-name="Text_20_body"><text:span text:style-name="Strong_20_Emphasis">Logros:</text:span></text:p>
      <text:list text:style-name="L2">
        <text:list-item>
          <text:p text:style-name="P3">Junto al equipo de front-end, logramos completar este proyecto en el plazo indicado. Tuve mi primer acercamiento a Tailwind CSS, superando algunos desafíos iniciales.</text:p>
        </text:list-item>
      </text:list>
      <text:p text:style-name="Horizontal_20_Line"/>
      <text:p text:style-name="Text_20_body"><text:span text:style-name="Strong_20_Emphasis">Proyectos Personales</text:span></text:p>
      <text:p text:style-name="Text_20_body"><text:span text:style-name="Strong_20_Emphasis">Indumentaria Elohim</text:span><text:line-break/>Proyecto que simula una web de muestra para una tienda de ropa online.<text:line-break/><text:span text:style-name="Strong_20_Emphasis">Tecnologías utilizadas:</text:span> HTML5, CSS3, Bootstrap, SASS<text:line-break/><text:span text:style-name="Strong_20_Emphasis">Logros:</text:span> Con este proyecto, aprobé el curso de Desarrollo Web en Coderhouse y pude aplicar lo aprendido en las clases.</text:p>
      <text:p text:style-name="Text_20_body"><text:span text:style-name="Strong_20_Emphasis">Web del Clima</text:span><text:line-break/>Proyecto que muestra datos meteorológicos de distintas ciudades del mundo.<text:line-break/><text:span text:style-name="Strong_20_Emphasis">Tecnologías utilizadas:</text:span> HTML5, CSS3, JavaScript, API de OpenWeatherMap<text:line-break/><text:span text:style-name="Strong_20_Emphasis">Logros:</text:span> Con este proyecto, aprobé el curso de JavaScript en Coderhouse y puse en práctica lo aprendido en clase.</text:p>
      <text:p text:style-name="Text_20_body"><text:span text:style-name="Strong_20_Emphasis">Mini-Netflix</text:span><text:line-break/>Proyecto de un buscador de películas, creado con la finalidad de ganar experiencia en el manejo de React.js.<text:line-break/><text:span text:style-name="Strong_20_Emphasis">Tecnologías utilizadas:</text:span> React.js, CSS3<text:line-break/><text:span text:style-name="Strong_20_Emphasis">Logros:</text:span> Con este proyecto, logré adaptarme al entorno de React.js.</text:p>
      <text:p text:style-name="Horizontal_20_Line"><text:soft-page-break/></text:p>
      <text:p text:style-name="Text_20_body"><text:span text:style-name="Strong_20_Emphasis">Habilidades Técnicas</text:span></text:p>
      <text:list text:style-name="L3">
        <text:list-item>
          <text:p text:style-name="P4"><text:span text:style-name="Strong_20_Emphasis">Lenguajes y Tecnologías:</text:span> </text:p>
          <text:p text:style-name="P4">HTML5, CSS3, <text:span text:style-name="T3">Bootstrap</text:span> SASS, JavaScript, React.js, Git <text:span text:style-name="T3">y</text:span> GitHub</text:p>
        </text:list-item>
        <text:list-item>
          <text:p text:style-name="P5"><text:span text:style-name="Strong_20_Emphasis">Competencias:</text:span> </text:p>
          <text:p text:style-name="P5">Trabajo en equipo, Resolución de problemas, Atención al detalle, Adaptación a nuevos entornos, Análisis, Feedback</text:p>
        </text:list-item>
      </text:list>
      <text:p text:style-name="Horizontal_20_Line"/>
      <text:p text:style-name="Text_20_body"><text:span text:style-name="Strong_20_Emphasis">Educación</text:span></text:p>
      <text:p text:style-name="Text_20_body"><text:span text:style-name="Strong_20_Emphasis">Desarrollo Front-end en Coderhouse</text:span><text:line-break/>01/2023 - 06/2023 · Cursada virtual</text:p>
      <text:p text:style-name="Horizontal_20_Line"/>
      <text:p text:style-name="Text_20_body"><text:span text:style-name="Strong_20_Emphasis">Idiomas</text:span></text:p>
      <text:list text:style-name="L4">
        <text:list-item>
          <text:p text:style-name="P6"><text:span text:style-name="Strong_20_Emphasis">Español:</text:span> Nativo</text:p>
        </text:list-item>
        <text:list-item>
          <text:p text:style-name="P7"><text:span text:style-name="Strong_20_Emphasis">Inglés:</text:span> Básico / Limitado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9T20:06:42.277000000</meta:creation-date>
    <meta:print-date>2024-08-31T14:16:08.469000000</meta:print-date>
    <meta:printed-by>Archivos PDF</meta:printed-by>
    <dc:date>2024-08-31T14:23:35.060000000</dc:date>
    <meta:editing-duration>PT9M45S</meta:editing-duration>
    <meta:editing-cycles>3</meta:editing-cycles>
    <meta:generator>LibreOffice/24.8.0.3$Windows_X86_64 LibreOffice_project/0bdf1299c94fe897b119f97f3c613e9dca6be583</meta:generator>
    <meta:document-statistic meta:table-count="0" meta:image-count="0" meta:object-count="0" meta:page-count="2" meta:paragraph-count="22" meta:word-count="338" meta:character-count="2443" meta:non-whitespace-character-count="2005"/>
  </office:meta>
</office:document-meta>
</file>